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1" svg:font-family="'David CLM'"/>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07ba99" officeooo:paragraph-rsid="002cb5e0"/>
    </style:style>
    <style:style style:name="P2" style:family="paragraph" style:parent-style-name="Standard">
      <style:paragraph-properties fo:text-align="end" style:justify-single-word="false" style:writing-mode="rl-tb"/>
      <style:text-properties officeooo:rsid="000f65d3" officeooo:paragraph-rsid="000f65d3"/>
    </style:style>
    <style:style style:name="P3" style:family="paragraph" style:parent-style-name="Standard">
      <style:paragraph-properties fo:text-align="end" style:justify-single-word="false" style:writing-mode="rl-tb"/>
      <style:text-properties officeooo:rsid="00139515" officeooo:paragraph-rsid="00139515"/>
    </style:style>
    <style:style style:name="P4" style:family="paragraph" style:parent-style-name="Standard">
      <style:paragraph-properties fo:text-align="end" style:justify-single-word="false" style:writing-mode="rl-tb"/>
      <style:text-properties officeooo:rsid="00139515" officeooo:paragraph-rsid="00312a06"/>
    </style:style>
    <style:style style:name="P5" style:family="paragraph" style:parent-style-name="Standard">
      <style:paragraph-properties fo:text-align="end" style:justify-single-word="false" style:writing-mode="rl-tb"/>
      <style:text-properties officeooo:rsid="00181ea7" officeooo:paragraph-rsid="00181ea7"/>
    </style:style>
    <style:style style:name="P6" style:family="paragraph" style:parent-style-name="Standard">
      <style:paragraph-properties fo:text-align="end" style:justify-single-word="false" style:writing-mode="rl-tb"/>
      <style:text-properties officeooo:rsid="00181ea7" officeooo:paragraph-rsid="00377af1"/>
    </style:style>
    <style:style style:name="P7" style:family="paragraph" style:parent-style-name="Standard">
      <style:paragraph-properties fo:text-align="end" style:justify-single-word="false" style:writing-mode="rl-tb"/>
      <style:text-properties officeooo:rsid="0025aed4" officeooo:paragraph-rsid="003b81e1"/>
    </style:style>
    <style:style style:name="P8" style:family="paragraph" style:parent-style-name="Standard">
      <style:paragraph-properties fo:text-align="end" style:justify-single-word="false" style:writing-mode="rl-tb"/>
      <style:text-properties officeooo:rsid="0026d30c" officeooo:paragraph-rsid="003b81e1"/>
    </style:style>
    <style:style style:name="P9" style:family="paragraph" style:parent-style-name="Standard">
      <style:paragraph-properties fo:text-align="end" style:justify-single-word="false" style:writing-mode="rl-tb"/>
      <style:text-properties officeooo:rsid="0026d30c" officeooo:paragraph-rsid="003c20e8"/>
    </style:style>
    <style:style style:name="P10" style:family="paragraph" style:parent-style-name="Standard">
      <style:paragraph-properties fo:text-align="end" style:justify-single-word="false" style:writing-mode="rl-tb"/>
      <style:text-properties officeooo:rsid="0014ec73" officeooo:paragraph-rsid="00320e74"/>
    </style:style>
    <style:style style:name="P11" style:family="paragraph" style:parent-style-name="Standard">
      <style:paragraph-properties fo:text-align="end" style:justify-single-word="false" style:writing-mode="rl-tb"/>
      <style:text-properties officeooo:rsid="0014ec73" officeooo:paragraph-rsid="0033a85f"/>
    </style:style>
    <style:style style:name="P12" style:family="paragraph" style:parent-style-name="Text_20_body">
      <style:paragraph-properties fo:text-align="end" style:justify-single-word="false" style:writing-mode="rl-tb"/>
      <style:text-properties style:font-name="Arial" officeooo:rsid="0007ba99" officeooo:paragraph-rsid="00065b1a"/>
    </style:style>
    <style:style style:name="P13" style:family="paragraph" style:parent-style-name="Standard">
      <style:paragraph-properties fo:text-align="end" style:justify-single-word="false" style:writing-mode="rl-tb"/>
      <style:text-properties fo:font-weight="bold" officeooo:rsid="0007ba99" officeooo:paragraph-rsid="003e2603" style:font-weight-asian="bold" style:font-weight-complex="bold"/>
    </style:style>
    <style:style style:name="P14" style:family="paragraph" style:parent-style-name="Standard">
      <style:paragraph-properties fo:text-align="end" style:justify-single-word="false" style:writing-mode="rl-tb"/>
      <style:text-properties fo:font-weight="bold" officeooo:rsid="000a6019" officeooo:paragraph-rsid="000a6019" style:font-weight-asian="bold" style:font-weight-complex="bold"/>
    </style:style>
    <style:style style:name="P15" style:family="paragraph" style:parent-style-name="Standard">
      <style:paragraph-properties fo:text-align="end" style:justify-single-word="false" style:writing-mode="rl-tb"/>
      <style:text-properties officeooo:rsid="000f65d3" officeooo:paragraph-rsid="002da5c4"/>
    </style:style>
    <style:style style:name="P16" style:family="paragraph" style:parent-style-name="Standard">
      <style:paragraph-properties fo:text-align="end" style:justify-single-word="false" style:writing-mode="rl-tb"/>
      <style:text-properties officeooo:rsid="000f65d3" officeooo:paragraph-rsid="000f65d3"/>
    </style:style>
    <style:style style:name="P17" style:family="paragraph" style:parent-style-name="Standard">
      <style:paragraph-properties fo:text-align="end" style:justify-single-word="false" style:writing-mode="rl-tb"/>
      <style:text-properties officeooo:rsid="001d1ad7" officeooo:paragraph-rsid="0040d284"/>
    </style:style>
    <style:style style:name="P18" style:family="paragraph" style:parent-style-name="Standard">
      <style:paragraph-properties fo:text-align="end" style:justify-single-word="false" style:writing-mode="rl-tb"/>
      <style:text-properties fo:font-weight="normal" officeooo:rsid="0007ba99" officeooo:paragraph-rsid="003e2603" style:font-weight-asian="normal" style:font-weight-complex="normal"/>
    </style:style>
    <style:style style:name="T1" style:family="text">
      <style:text-properties officeooo:rsid="000a6019"/>
    </style:style>
    <style:style style:name="T2" style:family="text">
      <style:text-properties fo:font-weight="bold" style:font-weight-asian="bold" style:font-weight-complex="bold"/>
    </style:style>
    <style:style style:name="T3" style:family="text">
      <style:text-properties fo:font-weight="bold" officeooo:rsid="0025aed4" style:font-weight-asian="bold" style:font-weight-complex="bold"/>
    </style:style>
    <style:style style:name="T4" style:family="text">
      <style:text-properties officeooo:rsid="0014ec73"/>
    </style:style>
    <style:style style:name="T5" style:family="text">
      <style:text-properties officeooo:rsid="00197321"/>
    </style:style>
    <style:style style:name="T6" style:family="text">
      <style:text-properties officeooo:rsid="002cb5e0"/>
    </style:style>
    <style:style style:name="T7" style:family="text">
      <style:text-properties fo:font-weight="normal" style:font-weight-asian="normal" style:font-weight-complex="normal"/>
    </style:style>
    <style:style style:name="T8" style:family="text">
      <style:text-properties fo:font-weight="normal" officeooo:rsid="000feb08" style:font-weight-asian="normal" style:font-weight-complex="normal"/>
    </style:style>
    <style:style style:name="T9" style:family="text">
      <style:text-properties fo:font-weight="normal" officeooo:rsid="002f837d" style:font-weight-asian="normal" style:font-weight-complex="normal"/>
    </style:style>
    <style:style style:name="T10" style:family="text">
      <style:text-properties fo:font-weight="normal" officeooo:rsid="003c20e8"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officeooo:rsid="000feb08"/>
    </style:style>
    <style:style style:name="T13" style:family="text">
      <style:text-properties officeooo:rsid="001d5d76"/>
    </style:style>
    <style:style style:name="T14" style:family="text">
      <style:text-properties officeooo:rsid="003c20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ברוך <text:span text:style-name="T7">אתה יי, אלהינו מלך העולם, האל הזן אותנו ואת העולם כלו בטובו בחן בחסד ברוח וברחמים רבים. נתן לחם לכל-בשר. כי לעולם חסדו: ובטובו הגדול תמיד לא חסר לנו ואל יחסר לנו מזון תמיד לעולם ועד. כי הוא אל זן ומפרנס לכל ושלחנו ערוך לכל והתקין מחיה ומזון לכל-בריותיו אשר ברא ברחמיו וברוב חסדיו כאמור. פותח את-ידך. ומשביע לכל-חי רצון: ברוך אתה יי, הזן את הכל:</text:span></text:p>
      <text:p text:style-name="P13"/>
      <text:p text:style-name="P13">נודה <text:span text:style-name="T7">לך יי אלהינו על שהנחלת לאבותינו ארץ חמדה טובה ורחבה ברית ותורה חיים ומזון. על שהוצאתנו מארץ מצרים ופדיתנו מבית עבדים. ועל בריתך שחתמת בבשרנו. ועל תורתך שלמדתנו. ועל חקי רצונך שהודעתנו. ועל חיים ומזון שאתה זן ומפרנס אותנו: ועל הכל יי אלהינו אנחנו מודים לך ומברכים את שמך כאמור ואכלת ושבעת. וברכת את-יי אלהיך על-הארץ הטובה אשר נתן-לך: ברוך אתה יי, על הארץ ועל המזון:</text:span></text:p>
      <text:p text:style-name="P18"/>
      <text:p text:style-name="P13">רחם <text:span text:style-name="T7">יי אלהינו עלינו ועל ישראל עמך. ועל ירושלים עירך. ועל הר ציון משכן כבודך. ועל היכלך. ועל מעונך. ועל דבירך. ועל הבית הגדול והקדוש שנקרא שמך עליו. אבינו רענו זוננו. פרנסנו. כלכלנו. הרויחנו הרוח לנו מהרה מכל-צרותינו. ונא אל תצריכנו יי אלהינו לידי מתנות בשר ודם. ולא לידי הלואתם. אלא לידך המלאה והרחבה. העשירה והפתוחה. יהי רצון שלא נבוש בעולם הזה. ולא נכלם לעולם הבא. ומלכות בית דוד משיחך תחזירנה למקומה במהרה בימינו: ותבנה ירושלים עירך במהרה בימינו: ברוך אתה יי, בונה ירושלים.</text:span></text:p>
      <text:p text:style-name="P13"><text:span text:style-name="T7"/></text:p>
      <text:p text:style-name="P18"><text:span text:style-name="T2">ברוך</text:span> אתה יי, אלהינו מלך העולם, לעד האל אבינו מלכנו אדירנו. בוראנו. גואלנו. קדושנו. קדוש יעקב. רוענו רועה ישראל. המלך הטוב והמטיב לכל. שבכל-יום ויום הוא הטיב לנו. הוא מטיב לנו. הוא ייטיב לנו. הוא גמלנו. הוא גומלנו. הוא יגמלנו לעד חן וחסד ורחמים וריוח והצלה וכל-טוב:</text:p>
      <text:p text:style-name="P13"/>
      <text:p text:style-name="P13"><text:span text:style-name="T7">הרחמן</text:span> <text:span text:style-name="T7">הוא ישתבח על כסא כבודו: הרחמן הוא ישתבח בשמים ובארץ: הרחמן הוא ישתבח בנו לדור דורים: הרחמן הוא קרן לעמו ירים: הרחמן הוא יתפאר בנו לנצח נצחים: הרחמן הוא יפרנסנו בכבוד ולא בבזוי בהתר ולא באסור בנחת ולא בצער: הרחמן הוא יתן שלום בינינו: הרחמן הוא ישלח ברכה רוחה והצלחה בכל-מעשה ידינו: הרחמן הוא יצליח את דרכינו: הרחמן הוא ישבור עול גלות מהרה מעל צוארנו: הרחמן הוא יוליכנו מהרה קוממיות בארצנו: הרחמן הוא ירפאנו רפואה שלמה רפואת הנפש ורפואת הגוף: הרחמן הוא יפתח לנו את ידו הרחבה: הרחמן הוא יברך כל אחד ואחד ממנו בשמו הגדול כמו שנתברכו אבותינו אברהם יצחק ויעקב בכל מכל כל. כן יברך אותנו יחד ברכה שלמה. וכן יהי רצון ונאמר אמן: הרחמן הוא יפרוש עלינו סכת שלומו:</text:span></text:p>
      <text:p text:style-name="P18"/>
      <text:p text:style-name="P18">הרחמן הוא יטע תורתו ואהבתו בלבנו ותהיה יראתו על פנינו לבלתי נחטא. ויהיו כל-מעשינו לשם שמים:</text:p>
      <text:p text:style-name="P18"/>
      <text:p text:style-name="P18">הרחמן הוא יברך את השלחן הזה שאכלנו עליו</text:p>
      <text:p text:style-name="P18"/>
      <text:p text:style-name="P18">הרחמן הוא יחיינו ויזכנו ויקרבנו לימות המשיח ולבנין בית המקדש ולחיי העולם הבא. מגדיל ישועות מלכו. ועשה-חסד למשיחו לדוד ולזרעו עד-עולם: כפירים רשו ורעבו. ודרשי יי לא-יחסרו כל-טוב: נער הייתי גם-זקנתי ולא-ראיתי צדיק נעזב. וזרעו מבקש-לחם: כל-היום חונן ומלוה. וזרעו לברכה: מה שאכלנו יהיה לשבעה. ומה ששתינו יהיה לרפואה. ומה שהותרנו יהיה לברכה כדכתיב ויתן לפניהם ויאכלו ויותירו כדבר יי: ברוכים אתם ליי. עושה שמים וארץ: ברוך הגבר אשר יבטח ביי. והיה יי מבטחו: יי עז לעמו יתן. יי יברך את-עמו בשלום: עושה שלום במרומיו הוא ברחמיו יעשה שלום עלינו ועל כל-עמו ישראל ואמרו אמן:</text:p>
      <text:p text:style-name="P13"/>
      <text:p text:style-name="P13"/>
      <text:p text:style-name="P1"><text:span text:style-name="T11">𐤁𐤓𐤅𐤊</text:span> 𐤀𐤕𐤄 <text:s/>𐤉𐤉 <text:s/>𐤀𐤋𐤄𐤉𐤍𐤅 𐤌𐤋𐤊 𐤄𐤏𐤅𐤋𐤌 <text:s/>𐤄𐤆𐤍 <text:s/>𐤀𐤕 <text:s/>𐤄𐤏𐤅𐤋𐤌 𐤊𐤋𐤅 <text:s/>𐤁<text:span text:style-name="T6">𐤈</text:span>𐤅𐤁𐤅 <text:s/>𐤁𐤇𐤍 <text:s/>𐤁𐤇𐤎𐤃 <text:s/>𐤁𐤓𐤇𐤌𐤉𐤌 <text:span text:style-name="T1">𐤓𐤁𐤉𐤌𐤟𐤍𐤕𐤍 𐤋𐤇𐤌 𐤋𐤊𐤋 𐤁𐤔𐤓𐤟 𐤊𐤉 𐤋𐤏𐤅𐤋𐤌 𐤇𐤎𐤃𐤅𐤟 <text:s/>𐤅𐤁𐤈𐤅𐤁𐤅 𐤄𐤂𐤃𐤅𐤋 𐤕𐤌𐤉𐤃 𐤋𐤀 𐤇𐤎𐤓 𐤋𐤍𐤅 𐤅𐤀𐤋 𐤉𐤇𐤎𐤓 𐤋𐤍𐤅 𐤌𐤆𐤅𐤍 𐤕𐤌𐤉𐤃 𐤋𐤏𐤅𐤋𐤌 𐤅𐤏𐤃𐤟 𐤊𐤉 𐤉𐤅𐤀 𐤀𐤋 𐤆𐤍 𐤅𐤌𐤐𐤓𐤍𐤎 𐤋𐤊𐤋 𐤅𐤔𐤋𐤇𐤁𐤅 𐤏𐤓𐤅𐤊 𐤋𐤊𐤋 𐤅𐤄𐤕𐤒𐤉𐤍 𐤌𐤇𐤉𐤄 𐤅𐤌𐤆𐤅𐤍 𐤋𐤊𐤋 𐤁𐤓𐤉𐤅𐤕𐤉𐤅 𐤀𐤔𐤓 𐤁𐤓𐤀 𐤁𐤓𐤇𐤌𐤉𐤅 𐤅𐤁𐤓𐤅𐤁 𐤇𐤎𐤃𐤉𐤅 𐤊𐤀𐤌𐤅𐤓𐤟 𐤐𐤅𐤕𐤇 𐤀𐤕 𐤉𐤃𐤊𐤟 <text:s/>𐤅𐤌𐤔𐤁𐤉𐤏 𐤋𐤊𐤋 𐤇𐤉 𐤓𐤑𐤅𐤍𐤟 <text:s/>𐤁𐤓𐤅𐤊 𐤀𐤕𐤄 𐤉𐤉 <text:s/>𐤄𐤆𐤍 𐤀𐤕 <text:s/>𐤉𐤊𐤋𐤟 <text:s/></text:span></text:p>
      <text:p text:style-name="P14"/>
      <text:p text:style-name="P15"><text:span text:style-name="T11">𐤍𐤅𐤃𐤄</text:span><text:span text:style-name="T2"> </text:span><text:span text:style-name="T7">𐤋𐤊 𐤀𐤋𐤅𐤄𐤉𐤍𐤅 𐤏𐤋 𐤔𐤄𐤍𐤇𐤋𐤕 𐤋𐤀𐤁𐤅𐤕𐤉𐤁𐤅 𐤀𐤓𐤑 𐤇𐤌𐤃𐤄 𐤈𐤅𐤁𐤄 𐤅𐤓𐤇𐤁𐤄 </text:span><text:span text:style-name="T8">𐤁𐤓𐤉𐤕 𐤅𐤕𐤅𐤓𐤄 𐤇𐤉𐤉𐤌 𐤅𐤌𐤆𐤅𐤍</text:span><text:span text:style-name="T9">𐤟 </text:span><text:span text:style-name="T12">𐤏𐤋 𐤔𐤄𐤅𐤑𐤀𐤕𐤍𐤅 𐤌𐤀𐤓𐤑 𐤌𐤑𐤓𐤉𐤌 𐤅𐤐𐤃𐤉𐤕𐤍𐤅 𐤌𐤁𐤉𐤕 𐤏𐤁𐤃𐤉𐤌𐤟 𐤅𐤏𐤋 𐤁𐤓𐤉𐤕𐤊 𐤔𐤇𐤕𐤌𐤕 𐤁𐤁𐤔𐤓𐤍𐤅𐤟 <text:s/></text:span><text:soft-page-break/><text:span text:style-name="T12">𐤅𐤏𐤋 𐤕𐤅𐤓𐤕𐤊 𐤔𐤋𐤌𐤃𐤕𐤍𐤅𐤟 𐤅𐤏𐤋 𐤇𐤒𐤉 𐤓𐤑𐤅𐤍𐤊 𐤔𐤄𐤅𐤃𐤏𐤑𐤍𐤅𐤟 𐤅𐤏𐤋 𐤇𐤉𐤉𐤌 𐤅𐤌𐤆𐤅𐤍 𐤔𐤀𐤕𐤄 𐤆𐤍 𐤅𐤌𐤐𐤓𐤍𐤎 𐤀𐤅𐤕𐤍𐤅𐤟 𐤅𐤏𐤋 𐤄𐤊𐤋 𐤉𐤉 𐤀𐤋𐤄𐤉𐤍𐤅 𐤀𐤍𐤇𐤍𐤅 𐤌𐤅𐤃𐤉𐤌 𐤋𐤊 𐤅𐤌𐤁𐤓𐤊𐤉𐤌 𐤀𐤕 𐤔𐤌𐤊 𐤊𐤀𐤌𐤅𐤓 𐤅𐤀𐤊𐤋𐤕 𐤅𐤔𐤁𐤏𐤕𐤟𐤅𐤁𐤓𐤊𐤕 𐤀𐤕 𐤉𐤉 𐤀𐤋𐤄𐤉𐤊 𐤏𐤋 𐤉𐤀𐤓𐤑 𐤄𐤈𐤅𐤁𐤄 𐤀𐤔𐤓 𐤍𐤕𐤍 𐤋𐤊𐤟 𐤁𐤓𐤅𐤊 𐤀𐤕𐤄 𐤉𐤉 𐤏𐤋 𐤄𐤀𐤓𐤑 𐤅𐤏𐤋 𐤄𐤌𐤆𐤅𐤍𐤟 </text:span></text:p>
      <text:p text:style-name="P2"/>
      <text:p text:style-name="P2"/>
      <text:p text:style-name="P4"><text:span text:style-name="T11">𐤓𐤇𐤌</text:span> 𐤉𐤉 𐤀𐤋𐤄𐤉𐤍𐤅 𐤏𐤋𐤉𐤁𐤅 𐤅𐤏𐤋 𐤉𐤔𐤓𐤈𐤋 𐤏𐤌𐤊𐤟 𐤅𐤏𐤋 𐤉𐤓𐤅𐤔𐤋𐤉𐤌 𐤏𐤉𐤓𐤊𐤟 <text:span text:style-name="T4">𐤅𐤏𐤊 𐤄𐤓 𐤑𐤉𐤅𐤍 𐤌𐤔𐤊𐤍 𐤊𐤁𐤅𐤃𐤊𐤟 𐤅𐤏𐤊 𐤄𐤉𐤊𐤋𐤊𐤟 𐤅𐤏𐤋 𐤌𐤏𐤅𐤍𐤊𐤟 𐤅𐤏𐤊 𐤃𐤁𐤉𐤓𐤊𐤟 𐤅𐤏𐤋 𐤄𐤁𐤉𐤕 𐤄𐤒𐤃𐤅𐤔 𐤔𐤍𐤒𐤓𐤀 𐤔𐤌𐤊 𐤏𐤋𐤉𐤅𐤟</text:span></text:p>
      <text:p text:style-name="P10">𐤀𐤁𐤉𐤍𐤅 𐤓𐤏𐤍𐤅 𐤆𐤅𐤍𐤍𐤅𐤟 𐤐𐤓𐤍𐤎𐤍𐤅𐤟 𐤊𐤋𐤊𐤋𐤍𐤅𐤟 𐤄𐤓𐤅𐤉𐤇𐤍𐤅 𐤄𐤓𐤅𐤇 𐤋𐤍𐤅 𐤌𐤄𐤓𐤄 𐤌𐤊𐤋 𐤑𐤓𐤅𐤕𐤉𐤍𐤅𐤟 𐤅𐤍𐤀 𐤀𐤊 𐤕𐤑𐤓𐤉𐤊𐤍𐤅 𐤉𐤉 𐤀𐤋𐤄𐤉𐤍𐤅 𐤋𐤉𐤃𐤉 𐤌𐤕𐤍𐤅𐤕 𐤁𐤔𐤓 𐤅𐤃𐤌𐤟 𐤅𐤋𐤀 𐤊𐤉𐤃𐤉 𐤄𐤊𐤅𐤀𐤕𐤌𐤟 𐤀𐤋𐤀 𐤋𐤉𐤃𐤉 𐤄𐤍𐤋𐤀𐤄 𐤅𐤄𐤓𐤇𐤁𐤄𐤟 𐤄𐤏𐤔𐤉𐤓𐤄 𐤅𐤄𐤐𐤕𐤅𐤇𐤄𐤟 𐤉𐤄𐤉 𐤓𐤑𐤅𐤍 𐤔𐤋𐤀 <text:s/>𐤍𐤁𐤅𐤔 𐤁𐤏𐤅𐤋𐤌 𐤄𐤆𐤄𐤟 𐤅𐤋𐤀 𐤍𐤊𐤋𐤌 𐤋𐤏𐤅𐤋𐤌 𐤄𐤁𐤀𐤟</text:p>
      <text:p text:style-name="P11">𐤅𐤌𐤋𐤊𐤅𐤕 𐤁𐤉𐤕 𐤀𐤅𐤀 𐤌𐤔𐤉𐤇𐤊 𐤕𐤇𐤆𐤉𐤓𐤍𐤄 𐤋𐤌𐤒𐤅𐤌𐤄 𐤁𐤍𐤄𐤓𐤄 𐤁𐤉𐤌𐤉𐤍𐤅𐤟 𐤅𐤕𐤁𐤍𐤄 𐤉𐤓𐤅𐤔𐤋𐤉𐤌 𐤏𐤉𐤓𐤊 𐤁𐤌𐤄𐤓𐤄 𐤁𐤉𐤍𐤉𐤍𐤅𐤟 𐤁𐤓𐤅𐤊 𐤀𐤕𐤄 𐤄𐤄 𐤁𐤅𐤍𐤄 𐤉𐤓𐤅𐤔𐤋𐤉𐤌𐤟 </text:p>
      <text:p text:style-name="P3"/>
      <text:p text:style-name="P6"><text:span text:style-name="T11">𐤁𐤓𐤅𐤊</text:span> 𐤀𐤕𐤄 <text:s/>𐤉𐤉 <text:s/>𐤀𐤋𐤄𐤉𐤍𐤅 𐤌𐤋𐤊 𐤄𐤏𐤅𐤋𐤌 𐤋𐤏𐤃 <text:s/>𐤄𐤀𐤋 𐤀𐤁𐤉𐤍𐤅 𐤌𐤋𐤊𐤍𐤅 𐤀𐤃𐤉𐤓𐤍𐤅𐤟 𐤁𐤅𐤓𐤀𐤍𐤅𐤟 𐤐𐤅𐤀𐤋𐤍𐤅𐤟 𐤒𐤃𐤅𐤔𐤍𐤅𐤟 𐤒𐤃𐤅𐤔 𐤉𐤏𐤒𐤁𐤟 𐤓𐤅𐤏𐤍𐤅 𐤓𐤅𐤏𐤄 𐤉𐤔𐤓𐤀𐤋𐤟 𐤄𐤍𐤋𐤊 𐤄𐤈𐤅𐤁 𐤅𐤄𐤌𐤈𐤉𐤁 𐤋𐤊𐤋𐤟 <text:span text:style-name="T5">𐤔𐤁𐤊𐤋 𐤉𐤅𐤌 𐤅𐤉𐤅𐤌 𐤄𐤅𐤀 𐤄𐤈𐤉𐤁 𐤋𐤍𐤅𐤟 𐤄𐤅𐤀 𐤌𐤈𐤉𐤁 𐤋𐤍𐤅𐤟 𐤄𐤅𐤀 𐤉𐤉𐤈𐤉𐤁 𐤋𐤍𐤅𐤟 𐤄𐤅𐤀 𐤐𐤌𐤋𐤍𐤅𐤟 𐤄𐤅𐤀 𐤐𐤅𐤌𐤋𐤍𐤅𐤟 𐤄𐤅𐤀 𐤉𐤐𐤌𐤋𐤍𐤅𐤟 𐤋𐤏𐤃 <text:s/>𐤇𐤍 𐤅𐤇𐤎𐤃 𐤅𐤓𐤇𐤌𐤉𐤌 𐤅𐤓𐤉𐤅𐤇 𐤅𐤄𐤑𐤋𐤄 𐤅𐤊𐤋 𐤈𐤅𐤁𐤟 </text:span></text:p>
      <text:p text:style-name="P5"/>
      <text:p text:style-name="P17"><text:span text:style-name="T11">𐤄𐤓𐤇𐤌𐤍</text:span><text:span text:style-name="T2"> </text:span><text:s/>𐤄𐤅𐤀 𐤉𐤔𐤕𐤁𐤇 𐤏𐤋 𐤊𐤎𐤀 𐤊𐤁𐤅𐤃𐤅𐤟 𐤄𐤓𐤇𐤌𐤍 𐤄𐤅𐤀 𐤉𐤔𐤕𐤁𐤇 𐤁𐤔𐤌𐤉𐤌 𐤅𐤁𐤀𐤓𐤑𐤟 𐤄𐤓𐤇𐤌𐤍 𐤄𐤅𐤀 𐤉𐤔𐤕𐤁𐤇 𐤁𐤍𐤅 𐤋𐤃𐤅𐤓 𐤃𐤅𐤓𐤉𐤌𐤟 <text:span text:style-name="T13">𐤄𐤓𐤇𐤌𐤍 𐤄𐤅𐤀 𐤒𐤓𐤍 𐤋𐤏𐤌𐤅 𐤉𐤓𐤉𐤌𐤟 𐤄𐤓𐤇𐤌𐤍 𐤄𐤅𐤀 𐤉𐤕𐤐𐤀𐤓 𐤁𐤍𐤅 𐤋𐤍𐤑𐤇 𐤍𐤑𐤇𐤉𐤌𐤟 𐤄𐤓𐤇𐤌𐤍 𐤄𐤅𐤀 𐤉𐤐𐤓𐤍𐤎𐤍𐤅 𐤁𐤊𐤁𐤅𐤁 𐤅𐤋𐤀 𐤁𐤁𐤆𐤅𐤉 𐤁𐤄𐤕𐤓 𐤅𐤋𐤀 𐤁𐤀𐤎𐤅𐤓 𐤁𐤍𐤇𐤕 𐤅𐤊𐤀 𐤁𐤑𐤏𐤓𐤟 𐤄𐤓𐤇𐤌𐤍 𐤄𐤅𐤀 𐤉𐤕𐤍 𐤔𐤋𐤅𐤌 𐤁𐤉𐤍𐤉𐤍𐤅𐤟 𐤉𐤓𐤇𐤌𐤍 𐤄𐤅𐤀 𐤉𐤔𐤋𐤇 𐤁𐤓𐤊𐤄 𐤓𐤅𐤇𐤄 𐤅𐤄𐤑𐤋𐤇𐤄 𐤁𐤊𐤋 𐤍𐤏𐤔𐤄 𐤉𐤃𐤉𐤍𐤅𐤟 𐤄𐤓𐤇𐤌𐤍 𐤄𐤅𐤀 𐤉𐤑𐤋𐤉𐤇 𐤀𐤕 𐤃𐤓𐤊𐤉𐤍𐤅𐤟 𐤄𐤓𐤇𐤌𐤍 𐤄𐤅𐤀 𐤉𐤔𐤁𐤅𐤓 𐤏𐤅𐤋 𐤐𐤋𐤅𐤕 𐤌𐤄𐤓𐤄 𐤌𐤏𐤋 𐤑𐤅𐤀𐤓𐤍𐤅𐤟 𐤄𐤓𐤇𐤌𐤍 𐤄𐤅𐤀 𐤉𐤅𐤋𐤉𐤊𐤍𐤅 𐤌𐤄𐤓𐤄 𐤒𐤅𐤌𐤌𐤉𐤅𐤕 𐤁𐤀𐤓𐤑𐤍𐤅𐤟 𐤄𐤓𐤇𐤌𐤍 𐤄𐤅𐤀 𐤉𐤓𐤐𐤀𐤍𐤅 𐤓𐤐𐤅𐤀𐤄 𐤔𐤋𐤌𐤄 𐤓𐤐𐤅𐤀𐤕 𐤄𐤍𐤐𐤔 𐤅𐤓𐤐𐤅𐤀𐤕 𐤄𐤐𐤅𐤐𐤟 𐤄𐤐𐤇𐤌𐤍 𐤄𐤅𐤀 𐤉𐤐𐤕𐤇 𐤋𐤍𐤅 𐤀𐤕 𐤉𐤃𐤅 𐤄𐤓𐤇𐤁𐤄𐤟 𐤄𐤓𐤇𐤌𐤍 𐤄𐤅𐤀 𐤉𐤁𐤓𐤇 𐤊𐤋 𐤀𐤇𐤃 <text:s/>𐤅𐤀𐤇𐤃 <text:s/>𐤍𐤍𐤁𐤅 𐤁𐤔𐤌𐤅 𐤄𐤐𐤃𐤅𐤋 𐤊𐤌𐤅 𐤔𐤍𐤕𐤁𐤓𐤊𐤅 𐤀𐤁𐤅𐤕𐤉𐤁𐤅 𐤀𐤁𐤓𐤄𐤌 𐤉𐤑𐤇𐤒 𐤅𐤉𐤏𐤒𐤁 𐤁𐤊𐤋 𐤌𐤊𐤋 𐤊𐤋𐤟 𐤊𐤍 𐤉𐤁𐤓𐤊 𐤀𐤅𐤕𐤍𐤅 𐤉𐤇𐤃 𐤁𐤓𐤇𐤄 𐤔𐤋𐤌𐤄𐤟 𐤅𐤊𐤍 𐤉𐤄𐤉 𐤓𐤑𐤅𐤍 𐤅𐤁𐤀𐤌𐤓 𐤀𐤌𐤍𐤟 𐤄𐤓𐤇𐤌𐤍 𐤄𐤅𐤀 𐤉𐤐𐤓𐤅𐤔 𐤏𐤋𐤉𐤍𐤅 𐤎𐤊𐤕 𐤔𐤋𐤅𐤌𐤅𐤟 𐤄𐤓𐤇𐤌𐤍 𐤄𐤅𐤀 𐤉𐤈𐤏 𐤕𐤅𐤓𐤕𐤅 𐤅𐤀𐤄𐤁𐤕𐤅 𐤁𐤋𐤁𐤍𐤅 𐤅𐤕𐤄𐤉𐤄 𐤉𐤓𐤀𐤕𐤅 𐤏𐤋 𐤐𐤁𐤉𐤁𐤅 𐤋𐤁𐤋𐤕𐤉 𐤍𐤇𐤈𐤀𐤟 𐤅𐤉𐤄𐤉𐤅 𐤊𐤋 𐤌𐤏𐤔𐤉𐤍𐤅 𐤋𐤔𐤌 𐤔𐤌𐤉𐤌𐤟 𐤄𐤓𐤇𐤌𐤍 𐤄𐤅𐤀 𐤉𐤁𐤓𐤇 𐤀𐤕 𐤄𐤔𐤋𐤇𐤍 𐤄𐤆𐤄 𐤔𐤀𐤇𐤋𐤁𐤅 𐤏𐤋𐤉𐤅 .𐤄𐤓𐤇𐤌𐤍 𐤄𐤅𐤀 𐤉𐤇𐤉𐤉𐤍𐤅 𐤅𐤉𐤆𐤊𐤁𐤅 𐤅𐤉𐤒𐤓𐤁𐤍𐤅 𐤋𐤉𐤌𐤅𐤕 𐤄𐤌𐤔𐤉𐤇 𐤅𐤋𐤁𐤍𐤉𐤍 𐤍𐤉𐤕 𐤄𐤌𐤒𐤃𐤔 𐤅𐤋𐤇𐤉𐤉 𐤄𐤏𐤅𐤋𐤌 𐤄𐤁𐤀𐤟</text:span></text:p>
      <text:p text:style-name="P17"><text:span text:style-name="T13">𐤌𐤐𐤃𐤉𐤋 𐤉𐤔𐤅𐤏𐤅𐤕 𐤌𐤋𐤊𐤅𐤟 𐤅𐤏𐤔𐤄 𐤇𐤎𐤃 𐤊𐤌𐤔𐤉𐤇𐤅 𐤋𐤃𐤅𐤃 𐤅𐤋𐤆𐤓𐤏𐤅 𐤏𐤃 𐤏𐤅𐤋𐤌𐤟 𐤊𐤐𐤉𐤓𐤉𐤌 𐤓𐤔𐤅 𐤅𐤓𐤏𐤁𐤅𐤟</text:span></text:p>
      <text:p text:style-name="P8">𐤅𐤃𐤓𐤔𐤉 𐤉𐤉 𐤋𐤀 𐤉𐤇𐤎𐤓𐤅 𐤊𐤋 𐤈𐤅𐤁𐤟 <text:s/><text:span text:style-name="T10">𐤁𐤓𐤅𐤊𐤉𐤌 𐤀𐤕𐤌 𐤋𐤉𐤉𐤟 𐤏𐤅𐤔𐤄 𐤄𐤌𐤉𐤌 𐤅𐤀𐤓𐤑𐤟 </text:span><text:span text:style-name="T14">𐤁𐤓𐤅𐤊 𐤄𐤂𐤁𐤓 𐤀𐤔𐤓 𐤉𐤁𐤈𐤇 𐤁𐤉𐤉𐤟 </text:span><text:span text:style-name="T10">𐤅𐤄𐤉𐤄 𐤉𐤉 𐤌𐤁𐤈𐤇𐤅𐤟 𐤉𐤉 𐤏𐤆 𐤋𐤏𐤍𐤅 𐤉𐤕𐤍𐤟 𐤉𐤉 𐤉𐤁𐤓𐤇 𐤀𐤕 𐤏𐤌𐤅 𐤁𐤔𐤋𐤅𐤌𐤟</text:span></text:p>
      <text:p text:style-name="P7"/>
      <text:p text:style-name="P9">𐤍𐤏𐤓 𐤄𐤉𐤉𐤕𐤉 𐤐𐤌 𐤆𐤒𐤍𐤕𐤉 𐤅𐤋𐤀 𐤓𐤀𐤉𐤕𐤉 𐤑𐤃𐤉𐤒 𐤁𐤏𐤆𐤁 𐤅𐤆𐤓𐤏𐤅 𐤌𐤁𐤒𐤔 𐤋𐤇𐤌𐤟</text:p>
      <text:p text:style-name="P9">𐤊𐤋 𐤄𐤉𐤅𐤌 𐤇𐤅𐤍𐤍 𐤅𐤌𐤋𐤅𐤄 𐤅𐤆𐤓𐤏𐤅 𐤋𐤁𐤓𐤊𐤄𐤟 𐤍𐤄 𐤔𐤀𐤊𐤋𐤍𐤅 𐤉𐤄𐤉𐤄 𐤋𐤔𐤁𐤏𐤄𐤟 𐤅𐤌𐤄 𐤔𐤔𐤕𐤉𐤍𐤅 𐤉𐤄𐤉𐤄 𐤋𐤓𐤐𐤅𐤀𐤄𐤟 𐤅𐤌𐤄 𐤔𐤄𐤅𐤕𐤓𐤍𐤅 𐤉𐤄𐤉𐤄 𐤋𐤁𐤓𐤊𐤄 𐤊𐤃𐤊𐤕𐤉𐤁 𐤅𐤉𐤕𐤍 𐤋𐤐𐤍𐤉𐤄𐤌 𐤅𐤉𐤀𐤊𐤋𐤅 𐤅𐤉𐤅𐤕𐤉𐤓𐤅 𐤊𐤃𐤅𐤓 𐤁𐤓𐤟 𐤏𐤅𐤎𐤄 𐤔𐤋𐤅𐤌 𐤁𐤌𐤓𐤅𐤉𐤅 𐤄𐤅𐤀 𐤁𐤓𐤇𐤌𐤉𐤅 𐤉𐤏𐤔𐤄 𐤄𐤋𐤅𐤌 𐤏𐤋𐤉𐤁𐤅 𐤅𐤏𐤋 𐤊𐤋 𐤉𐤔𐤓𐤈𐤋 𐤀𐤌𐤍𐤟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vid CLM1" svg:font-family="'David CLM'"/>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05:08:09.698000000</meta:creation-date>
    <dc:date>2019-03-25T03:57:14.748000000</dc:date>
    <meta:editing-duration>PT4H30M33S</meta:editing-duration>
    <meta:editing-cycles>55</meta:editing-cycles>
    <meta:generator>LibreOffice/6.2.2.2$Windows_X86_64 LibreOffice_project/2b840030fec2aae0fd2658d8d4f9548af4e3518d</meta:generator>
    <meta:document-statistic meta:table-count="0" meta:image-count="0" meta:object-count="0" meta:page-count="2" meta:paragraph-count="19" meta:word-count="1027" meta:character-count="5591" meta:non-whitespace-character-count="4553"/>
  </office:meta>
</office:document-meta>
</file>